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b3b3b3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sub 58%"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sub 58%" fo:font-size="20pt" style:font-size-asian="20pt" style:font-size-complex="20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xml:id="id1" draw:id="id1" draw:layer="layout" svg:width="2.7cm" svg:height="2.7cm" svg:x="4.2cm" svg:y="9.5cm">
          <text:p text:style-name="P1"><text:span text:style-name="T1"><text:s/></text:span><text:span text:style-name="T1">x</text:span><text:span text:style-name="T2">t-1</text:span></text:p>
        </draw:circle>
        <draw:circle draw:style-name="gr1" draw:text-style-name="P1" xml:id="id2" draw:id="id2" draw:layer="layout" svg:width="2.7cm" svg:height="2.7cm" svg:x="10.6cm" svg:y="9.5cm">
          <text:p text:style-name="P1"><text:span text:style-name="T1"><text:s/></text:span><text:span text:style-name="T1">x</text:span><text:span text:style-name="T2">t</text:span></text:p>
        </draw:circle>
        <draw:circle draw:style-name="gr1" draw:text-style-name="P1" xml:id="id3" draw:id="id3" draw:layer="layout" svg:width="2.7cm" svg:height="2.7cm" svg:x="17.1cm" svg:y="9.5cm">
          <text:p text:style-name="P1"><text:span text:style-name="T1"><text:s/></text:span><text:span text:style-name="T1">x</text:span><text:span text:style-name="T2">t+1</text:span></text:p>
        </draw:circle>
        <draw:connector draw:style-name="gr2" draw:text-style-name="P2" draw:layer="layout" draw:type="line" svg:x1="6.9cm" svg:y1="10.85cm" svg:x2="10.6cm" svg:y2="10.85cm" draw:start-shape="id1" draw:start-glue-point="1" draw:end-shape="id2" draw:end-glue-point="3" svg:d="m6900 10850h3700">
          <text:p/>
        </draw:connector>
        <draw:connector draw:style-name="gr2" draw:text-style-name="P2" draw:layer="layout" draw:type="line" svg:x1="13.3cm" svg:y1="10.85cm" svg:x2="17.1cm" svg:y2="10.85cm" draw:start-shape="id2" draw:start-glue-point="1" draw:end-shape="id3" draw:end-glue-point="3" svg:d="m13300 10850h3800">
          <text:p/>
        </draw:connector>
        <draw:circle draw:style-name="gr3" draw:text-style-name="P1" xml:id="id4" draw:id="id4" draw:layer="layout" svg:width="2.7cm" svg:height="2.7cm" svg:x="1.1cm" svg:y="14.1cm">
          <text:p text:style-name="P1"><text:span text:style-name="T1"><text:s/></text:span><text:span text:style-name="T1">u</text:span><text:span text:style-name="T2">t-1</text:span></text:p>
        </draw:circle>
        <draw:circle draw:style-name="gr3" draw:text-style-name="P1" xml:id="id5" draw:id="id5" draw:layer="layout" svg:width="2.7cm" svg:height="2.7cm" svg:x="7.5cm" svg:y="14.1cm">
          <text:p text:style-name="P1"><text:span text:style-name="T1"><text:s/></text:span><text:span text:style-name="T1">u</text:span><text:span text:style-name="T2">t</text:span></text:p>
        </draw:circle>
        <draw:circle draw:style-name="gr3" draw:text-style-name="P1" xml:id="id6" draw:id="id6" draw:layer="layout" svg:width="2.7cm" svg:height="2.7cm" svg:x="14cm" svg:y="14.1cm">
          <text:p text:style-name="P1"><text:span text:style-name="T1"><text:s/></text:span><text:span text:style-name="T1">u</text:span><text:span text:style-name="T2">t+1</text:span></text:p>
        </draw:circle>
        <draw:circle draw:style-name="gr3" draw:text-style-name="P1" xml:id="id7" draw:id="id7" draw:layer="layout" svg:width="2.7cm" svg:height="2.7cm" svg:x="4.2cm" svg:y="18.85cm">
          <text:p text:style-name="P1"><text:span text:style-name="T1"><text:s/></text:span><text:span text:style-name="T1">z</text:span><text:span text:style-name="T2">t-1</text:span></text:p>
        </draw:circle>
        <draw:circle draw:style-name="gr3" draw:text-style-name="P1" xml:id="id8" draw:id="id8" draw:layer="layout" svg:width="2.7cm" svg:height="2.7cm" svg:x="10.6cm" svg:y="18.85cm">
          <text:p text:style-name="P1"><text:span text:style-name="T1"><text:s/></text:span><text:span text:style-name="T1">z</text:span><text:span text:style-name="T2">t</text:span></text:p>
        </draw:circle>
        <draw:circle draw:style-name="gr3" draw:text-style-name="P1" xml:id="id9" draw:id="id9" draw:layer="layout" svg:width="2.7cm" svg:height="2.7cm" svg:x="17.1cm" svg:y="18.85cm">
          <text:p text:style-name="P1"><text:span text:style-name="T1"><text:s/></text:span><text:span text:style-name="T1">z</text:span><text:span text:style-name="T2">t+1</text:span></text:p>
        </draw:circle>
        <draw:circle draw:style-name="gr4" draw:text-style-name="P1" xml:id="id10" draw:id="id10" draw:layer="layout" svg:width="2.7cm" svg:height="2.7cm" svg:x="7.2cm" svg:y="23.8cm">
          <text:p text:style-name="P1"><text:span text:style-name="T1">m</text:span><text:span text:style-name="T1"><text:line-break/></text:span><text:span text:style-name="T3">l</text:span><text:span text:style-name="T4">1</text:span><text:span text:style-name="T3">...l</text:span><text:span text:style-name="T4">N</text:span></text:p>
        </draw:circle>
        <draw:connector draw:style-name="gr2" draw:text-style-name="P2" draw:layer="layout" draw:type="line" svg:x1="2.45cm" svg:y1="14.1cm" svg:x2="5.55cm" svg:y2="12.2cm" draw:start-shape="id4" draw:start-glue-point="0" draw:end-shape="id1" svg:d="m2450 14100 3100-1900">
          <text:p/>
        </draw:connector>
        <draw:connector draw:style-name="gr2" draw:text-style-name="P2" draw:layer="layout" draw:type="line" svg:x1="8.85cm" svg:y1="14.1cm" svg:x2="10.6cm" svg:y2="10.85cm" draw:start-shape="id5" draw:start-glue-point="0" draw:end-shape="id2" draw:end-glue-point="3" svg:d="m8850 14100 1750-3250">
          <text:p/>
        </draw:connector>
        <draw:connector draw:style-name="gr2" draw:text-style-name="P2" draw:layer="layout" draw:type="line" svg:x1="15.35cm" svg:y1="14.1cm" svg:x2="17.1cm" svg:y2="10.85cm" draw:start-shape="id6" draw:start-glue-point="0" draw:end-shape="id3" draw:end-glue-point="3" svg:d="m15350 14100 1750-3250">
          <text:p/>
        </draw:connector>
        <draw:connector draw:style-name="gr2" draw:text-style-name="P2" draw:layer="layout" draw:type="line" svg:x1="5.55cm" svg:y1="12.2cm" svg:x2="5.55cm" svg:y2="18.85cm" draw:start-shape="id1" draw:start-glue-point="2" draw:end-shape="id7" draw:end-glue-point="0" svg:d="m5550 12200v6650">
          <text:p/>
        </draw:connector>
        <draw:connector draw:style-name="gr2" draw:text-style-name="P2" draw:layer="layout" draw:type="line" svg:x1="11.95cm" svg:y1="12.2cm" svg:x2="11.95cm" svg:y2="18.85cm" draw:start-shape="id2" draw:start-glue-point="2" draw:end-shape="id8" draw:end-glue-point="0" svg:d="m11950 12200v6650">
          <text:p/>
        </draw:connector>
        <draw:connector draw:style-name="gr2" draw:text-style-name="P2" draw:layer="layout" draw:type="line" svg:x1="18.45cm" svg:y1="12.2cm" svg:x2="18.45cm" svg:y2="18.85cm" draw:start-shape="id3" draw:start-glue-point="2" draw:end-shape="id9" draw:end-glue-point="0" svg:d="m18450 12200v6650">
          <text:p/>
        </draw:connector>
        <draw:connector draw:style-name="gr2" draw:text-style-name="P2" draw:layer="layout" draw:type="line" svg:x1="8.55cm" svg:y1="23.8cm" svg:x2="5.55cm" svg:y2="21.55cm" draw:start-shape="id10" draw:start-glue-point="0" draw:end-shape="id7" draw:end-glue-point="2" svg:d="m8550 23800-3000-2250">
          <text:p/>
        </draw:connector>
        <draw:connector draw:style-name="gr2" draw:text-style-name="P2" draw:layer="layout" draw:type="line" svg:x1="8.55cm" svg:y1="23.8cm" svg:x2="11.95cm" svg:y2="21.55cm" draw:start-shape="id10" draw:start-glue-point="0" draw:end-shape="id8" draw:end-glue-point="2" svg:d="m8550 23800 3400-2250">
          <text:p/>
        </draw:connector>
        <draw:connector draw:style-name="gr2" draw:text-style-name="P2" draw:layer="layout" draw:type="line" svg:x1="8.55cm" svg:y1="23.8cm" svg:x2="18.45cm" svg:y2="21.55cm" draw:start-shape="id10" draw:start-glue-point="0" draw:end-shape="id9" svg:d="m8550 23800 9900-2250">
          <text:p/>
        </draw:connector>
        <draw:frame draw:style-name="gr5" draw:text-style-name="P3" draw:layer="layout" svg:width="6.247cm" svg:height="1.276cm" svg:x="2.5cm" svg:y="7.8cm">
          <draw:text-box>
            <text:p text:style-name="P3"><text:span text:style-name="T5">True locations</text:span></text:p>
          </draw:text-box>
        </draw:frame>
        <draw:frame draw:style-name="gr5" draw:text-style-name="P4" draw:layer="layout" svg:width="5.006cm" svg:height="2.301cm" svg:x="-0.206cm" svg:y="16.799cm">
          <draw:text-box>
            <text:p text:style-name="P4"><text:span text:style-name="T5">Motor</text:span></text:p>
            <text:p text:style-name="P4"><text:span text:style-name="T5">commands</text:span></text:p>
          </draw:text-box>
        </draw:frame>
        <draw:frame draw:style-name="gr5" draw:text-style-name="P4" draw:layer="layout" svg:width="6.59cm" svg:height="1.276cm" svg:x="-0.19cm" svg:y="21.9cm">
          <draw:text-box>
            <text:p text:style-name="P4"><text:span text:style-name="T5">Measurements</text:span></text:p>
          </draw:text-box>
        </draw:frame>
        <draw:frame draw:style-name="gr5" draw:text-style-name="P4" draw:layer="layout" svg:width="9.091cm" svg:height="2.301cm" svg:x="10.3cm" svg:y="24cm">
          <draw:text-box>
            <text:p text:style-name="P4"><text:span text:style-name="T5">True map</text:span><text:span text:style-name="T5"><text:line-break/></text:span><text:span text:style-name="T5">(Landmark location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18:38:04.92</meta:creation-date>
    <dc:date>2012-08-16T18:56:53.27</dc:date>
    <meta:editing-duration>PT3M38S</meta:editing-duration>
    <meta:editing-cycles>1</meta:editing-cycles>
    <meta:document-statistic meta:object-count="25"/>
    <meta:generator>OpenOffice.org/3.4$Win32 OpenOffice.org_project/340m1$Build-9590</meta:generator>
  </office:meta>
</office:document-meta>
</file>